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9.001cm" table:align="margins" style:shadow="none" style:may-break-between-rows="true" table:border-model="collapsing"/>
    </style:style>
    <style:style style:name="Table1.A" style:family="table-column">
      <style:table-column-properties style:column-width="3cm" style:rel-column-width="218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2d1" officeooo:paragraph-rsid="000ef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>
      <loext:graphic-properties draw:fill="none" draw:fill-color="#ffffff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3.25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1"><draw:frame text:anchor-type="paragraph" draw:z-index="0" draw:name="Text Frame 1" draw:style-name="gr1" draw:text-style-name="P2" svg:width="17.784cm" svg:height="3.252cm" svg:x="-8.668cm" svg:y="-8.223cm"><draw:text-box><text:p>export to redaction-test-tmp.pdf and<text:line-break/><text:line-break/>gs -sDEVICE=pdfwrite -o redaction-test-cropbox.pdf -c "[/CropBox [250 0 595 641] /PAGES pdfmark" -f redaction-test-tmp.pdf</text:p></draw:text-box></draw:frame>abcdefgh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>ijklmnop</text:p>
          </table:table-cell>
          <table:table-cell table:style-name="Table1.C2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9.999cm" fo:margin-bottom="2cm" fo:margin-left="9.999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19:00:56.479731538</meta:creation-date>
    <meta:print-date>2025-12-08T19:02:41.316300070</meta:print-date>
    <meta:printed-by>PDF files</meta:printed-by>
    <dc:date>2025-12-08T19:12:40.333957976</dc:date>
    <meta:editing-duration>PT44S</meta:editing-duration>
    <meta:editing-cycles>1</meta:editing-cycles>
    <meta:document-statistic meta:table-count="1" meta:image-count="0" meta:object-count="0" meta:page-count="1" meta:paragraph-count="2" meta:word-count="2" meta:character-count="16" meta:non-whitespace-character-count="16"/>
    <meta:generator>LibreOffice/25.8.1.1$Linux_X86_64 LibreOffice_project/580$Build-1</meta:generator>
  </office:meta>
</office:document-meta>
</file>